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2.95cm" fo:min-width="0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2.45cm" fo:min-width="0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.288cm" fo:min-width="0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2.0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051cm"/>
    </style:style>
    <style:style style:name="gr7" style:family="graphic" style:parent-style-name="standard">
      <style:graphic-properties draw:stroke="none" svg:stroke-color="#000000" draw:fill="none" draw:fill-color="#ffffff" fo:min-height="2.481cm"/>
    </style:style>
    <style:style style:name="gr8" style:family="graphic" style:parent-style-name="standard">
      <style:graphic-properties draw:stroke="none" svg:stroke-color="#000000" draw:fill="none" draw:fill-color="#ffffff" fo:min-height="2.977cm"/>
    </style:style>
    <style:style style:name="gr9" style:family="graphic" style:parent-style-name="standard">
      <style:graphic-properties draw:stroke="none" svg:stroke-color="#000000" draw:fill="none" draw:fill-color="#ffffff" fo:min-height="1.489cm"/>
    </style:style>
    <style:style style:name="gr10" style:family="graphic" style:parent-style-name="standard">
      <style:graphic-properties draw:stroke="none" svg:stroke-color="#000000" draw:fill="none" draw:fill-color="#ffffff" fo:min-height="1.985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97cm"/>
    </style:style>
    <style:style style:name="gr13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35cm" fo:min-width="1.688cm"/>
    </style:style>
    <style:style style:name="gr14" style:family="graphic" style:parent-style-name="objectwithoutfill">
      <style:graphic-properties svg:stroke-width="0.159cm" svg:stroke-color="#ff9999" draw:marker-start-width="0.438cm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35cm" fo:min-width="1.688cm"/>
    </style:style>
    <style:style style:name="gr16" style:family="graphic" style:parent-style-name="objectwithoutfill">
      <style:graphic-properties svg:stroke-width="0.159cm" svg:stroke-color="#9999ff" draw:marker-start-width="0.439cm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svg:stroke-color="#000000" draw:fill-color="#b2b2b2" draw:textarea-horizontal-align="justify" draw:textarea-vertical-align="middle" draw:auto-grow-height="false" fo:min-height="2.447cm" fo:min-width="0cm"/>
    </style:style>
    <style:style style:name="gr18" style:family="graphic" style:parent-style-name="objectwithoutfill">
      <style:graphic-properties svg:stroke-width="0.159cm" svg:stroke-color="#ff9999" draw:marker-start-width="0.438cm" draw:marker-end="Symmetric_20_Arrow" draw:marker-end-width="0.438cm" svg:stroke-opacity="50%" draw:fill="none" draw:opacity="50%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159cm" svg:stroke-color="#9999ff" draw:marker-start-width="0.439cm" draw:marker-end="Symmetric_20_Arrow" draw:marker-end-width="0.439cm" svg:stroke-opacity="50%" draw:fill="solid" draw:fill-color="#9999ff" draw:opacity="50%" draw:textarea-vertical-align="middle" fo:padding-top="0.205cm" fo:padding-bottom="0.205cm" fo:padding-left="0.33cm" fo:padding-right="0.33cm"/>
    </style:style>
    <style:style style:name="gr20" style:family="graphic" style:parent-style-name="standard">
      <style:graphic-properties draw:stroke="none" svg:stroke-color="#000000" draw:fill="none" draw:fill-color="#ffffff" fo:min-height="1.491cm"/>
    </style:style>
    <style:style style:name="gr21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75cm" fo:min-width="1.074cm"/>
    </style:style>
    <style:style style:name="gr22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.075cm" fo:min-width="1.074cm"/>
    </style:style>
    <style:style style:name="gr23" style:family="graphic" style:parent-style-name="objectwithoutfill">
      <style:graphic-properties svg:stroke-width="0.106cm" svg:stroke-color="#ff9999" draw:marker-start-width="0.358cm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035cm" svg:stroke-color="#9999ff" draw:marker-start-width="0.252cm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9999ff" draw:marker-start-width="0.252cm" draw:marker-end="Rounded_20_short_20_Arrow" draw:marker-end-width="0.252cm" svg:stroke-opacity="50%" draw:fill="none" draw:opacity="50%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106cm" svg:stroke-color="#ff9999" draw:marker-start-width="0.358cm" draw:marker-end="Rounded_20_short_20_Arrow" draw:marker-end-width="0.358cm" svg:stroke-opacity="50%" draw:fill="none" draw:opacity="50%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035cm" svg:stroke-color="#9999ff" draw:marker-start-width="0.252cm" draw:marker-end-width="0.252cm" svg:stroke-opacity="50%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106cm" svg:stroke-color="#ff9999" draw:marker-start-width="0.358cm" draw:marker-end-width="0.358cm" svg:stroke-opacity="50%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.025cm" fo:min-width="0.549cm"/>
    </style:style>
    <style:style style:name="gr30" style:family="graphic" style:parent-style-name="standard">
      <style:graphic-properties draw:stroke="none" draw:fill-color="#ff9999" draw:opacity="50%" draw:textarea-horizontal-align="justify" draw:textarea-vertical-align="middle" draw:auto-grow-height="false" fo:min-height="0cm" fo:min-width="0.548cm"/>
    </style:style>
    <style:style style:name="gr31" style:family="graphic" style:parent-style-name="standard">
      <style:graphic-properties draw:stroke="none" svg:stroke-color="#000000" draw:fill="none" draw:fill-color="#ffffff" fo:min-height="1.788cm"/>
    </style:style>
    <style:style style:name="gr32" style:family="graphic" style:parent-style-name="standard">
      <style:graphic-properties draw:stroke="none" svg:stroke-color="#000000" draw:fill="none" draw:fill-color="#ffffff" fo:min-height="0.586cm"/>
    </style:style>
    <style:style style:name="gr33" style:family="graphic" style:parent-style-name="standard">
      <style:graphic-properties svg:stroke-color="#000000" draw:fill-color="#b2b2b2" draw:textarea-horizontal-align="justify" draw:textarea-vertical-align="middle" draw:auto-grow-height="false" fo:min-height="4.185cm" fo:min-width="0cm"/>
    </style:style>
    <style:style style:name="gr34" style:family="graphic" style:parent-style-name="standard">
      <style:graphic-properties svg:stroke-color="#000000" draw:fill-color="#b2b2b2" draw:textarea-horizontal-align="justify" draw:textarea-vertical-align="middle" draw:auto-grow-height="false" fo:min-height="4.371cm" fo:min-width="0cm"/>
    </style:style>
    <style:style style:name="gr35" style:family="graphic" style:parent-style-name="standard">
      <style:graphic-properties svg:stroke-color="#000000" draw:fill-color="#b2b2b2" draw:textarea-horizontal-align="justify" draw:textarea-vertical-align="middle" draw:auto-grow-height="false" fo:min-height="0.802cm" fo:min-width="0cm"/>
    </style:style>
    <style:style style:name="gr36" style:family="graphic" style:parent-style-name="standard">
      <style:graphic-properties draw:stroke="none" svg:stroke-color="#000000" draw:fill="none" draw:fill-color="#ffffff" fo:min-height="2.408cm"/>
    </style:style>
    <style:style style:name="gr37" style:family="graphic" style:parent-style-name="standard">
      <style:graphic-properties draw:stroke="none" svg:stroke-color="#000000" draw:fill="none" draw:fill-color="#ffffff" fo:min-height="1.667cm"/>
    </style:style>
    <style:style style:name="gr38" style:family="graphic" style:parent-style-name="standard">
      <style:graphic-properties draw:stroke="none" svg:stroke-color="#000000" draw:fill="none" draw:fill-color="#ffffff" fo:min-height="1.726cm"/>
    </style:style>
    <style:style style:name="gr39" style:family="graphic" style:parent-style-name="standard">
      <style:graphic-properties draw:stroke="none" svg:stroke-color="#000000" draw:fill="none" draw:fill-color="#ffffff" fo:min-height="1.172cm"/>
    </style:style>
    <style:style style:name="gr40" style:family="graphic" style:parent-style-name="standard">
      <style:graphic-properties svg:stroke-color="#000000" draw:fill-color="#b2b2b2" draw:textarea-horizontal-align="justify" draw:textarea-vertical-align="middle" draw:auto-grow-height="false" fo:min-height="1.65cm" fo:min-width="0cm"/>
    </style:style>
    <style:style style:name="gr41" style:family="graphic" style:parent-style-name="standard">
      <style:graphic-properties svg:stroke-color="#000000" draw:fill-color="#b2b2b2" draw:textarea-horizontal-align="justify" draw:textarea-vertical-align="middle" draw:auto-grow-height="false" fo:min-height="1.635cm" fo:min-width="0cm"/>
    </style:style>
    <style:style style:name="gr42" style:family="graphic" style:parent-style-name="objectwithoutfill">
      <style:graphic-properties draw:stroke="solid" svg:stroke-width="0.353cm" svg:stroke-color="#ff9999" draw:marker-start-width="0.729cm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3" style:family="graphic" style:parent-style-name="objectwithoutfill">
      <style:graphic-properties draw:stroke="solid" svg:stroke-width="0.353cm" svg:stroke-color="#9999ff" draw:marker-start-width="0.728cm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4" style:family="graphic" style:parent-style-name="standard">
      <style:graphic-properties svg:stroke-color="#000000" draw:fill-color="#b2b2b2" draw:textarea-horizontal-align="justify" draw:textarea-vertical-align="middle" draw:auto-grow-height="false" fo:min-height="2.751cm" fo:min-width="0cm"/>
    </style:style>
    <style:style style:name="gr45" style:family="graphic" style:parent-style-name="objectwithoutfill">
      <style:graphic-properties draw:stroke="solid" svg:stroke-width="0.353cm" svg:stroke-color="#ff9999" draw:marker-start-width="0.729cm" draw:marker-end="Symmetric_20_Arrow" draw:marker-end-width="0.729cm" svg:stroke-opacity="50%" draw:fill="none" draw:opacity="50%" draw:textarea-vertical-align="middle" fo:padding-top="0.301cm" fo:padding-bottom="0.301cm" fo:padding-left="0.426cm" fo:padding-right="0.426cm"/>
    </style:style>
    <style:style style:name="gr46" style:family="graphic" style:parent-style-name="objectwithoutfill">
      <style:graphic-properties draw:stroke="solid" svg:stroke-width="0.353cm" svg:stroke-color="#9999ff" draw:marker-start-width="0.728cm" draw:marker-end="Symmetric_20_Arrow" draw:marker-end-width="0.728cm" svg:stroke-opacity="50%" draw:fill="solid" draw:fill-color="#9999ff" draw:opacity="50%" draw:textarea-vertical-align="middle" fo:padding-top="0.3cm" fo:padding-bottom="0.3cm" fo:padding-left="0.425cm" fo:padding-right="0.425cm"/>
    </style:style>
    <style:style style:name="gr47" style:family="graphic" style:parent-style-name="standard">
      <style:graphic-properties draw:stroke="none" draw:fill-color="#6666ff" draw:opacity="50%" draw:textarea-horizontal-align="justify" draw:textarea-vertical-align="middle" draw:auto-grow-height="false" fo:min-height="0cm" fo:min-width="0.549cm"/>
    </style:style>
    <style:style style:name="P1" style:family="paragraph">
      <loext:graphic-properties draw:fill-color="#b2b2b2"/>
      <style:paragraph-properties fo:text-align="center"/>
      <style:text-properties fo:font-size="12pt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  <style:text-properties fo:font-size="12pt" style:text-underline-style="solid" style:text-underline-width="auto" style:text-underline-color="font-colo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style:font-name="Georgia" fo:font-size="12pt"/>
    </style:style>
    <style:style style:name="P7" style:family="paragraph">
      <loext:graphic-properties draw:fill="none" draw:fill-color="#ffffff"/>
      <style:paragraph-properties fo:text-align="start"/>
      <style:text-properties style:font-name="Georgia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>
      <loext:graphic-properties draw:fill-color="#6666ff" draw:opacity="50%"/>
      <style:paragraph-properties fo:text-align="center"/>
    </style:style>
    <style:style style:name="P11" style:family="paragraph">
      <loext:graphic-properties draw:fill="none" draw:opacity="50%"/>
      <style:paragraph-properties fo:text-align="center"/>
    </style:style>
    <style:style style:name="P12" style:family="paragraph">
      <loext:graphic-properties draw:fill-color="#ff9999" draw:opacity="50%"/>
      <style:paragraph-properties fo:text-align="center"/>
    </style:style>
    <style:style style:name="P13" style:family="paragraph">
      <loext:graphic-properties draw:fill="solid" draw:fill-color="#9999ff" draw:opacity="50%"/>
      <style:paragraph-properties fo:text-align="center"/>
    </style:style>
    <style:style style:name="P14" style:family="paragraph">
      <loext:graphic-properties draw:fill="none" draw:fill-color="#ffffff"/>
      <style:text-properties fo:color="#ff3333" style:font-name="Georgia" fo:font-weight="bold"/>
    </style:style>
    <style:style style:name="P15" style:family="paragraph">
      <loext:graphic-properties draw:fill="none" draw:fill-color="#ffffff"/>
      <style:text-properties fo:color="#6666ff" style:font-name="Georgia" style:text-underline-style="none" fo:font-weight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style:font-name="Georgia"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end"/>
      <style:text-properties style:font-name="Georgia" fo:font-size="14pt" fo:font-weight="bold" style:font-size-asian="14pt" style:font-weight-asian="bold" style:font-size-complex="14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style:font-name="Georgia" fo:font-size="12p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style:font-name="Georgia" fo:font-size="12pt"/>
    </style:style>
    <style:style style:name="T2" style:family="text">
      <style:text-properties fo:color="#ff3333" style:font-name="Georgia" fo:font-size="12pt"/>
    </style:style>
    <style:style style:name="T3" style:family="text">
      <style:text-properties fo:color="#6666ff" style:font-name="Georgia" fo:font-size="12pt"/>
    </style:style>
    <style:style style:name="T4" style:family="text">
      <style:text-properties fo:color="#808080" style:font-name="Georgi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style:font-name="Georgia" fo:font-weight="bold"/>
    </style:style>
    <style:style style:name="T6" style:family="text">
      <style:text-properties fo:color="#ff3333" style:font-name="Georgia" fo:font-weight="bold"/>
    </style:style>
    <style:style style:name="T7" style:family="text">
      <style:text-properties fo:color="#000000" style:font-name="Georgia" style:text-underline-style="none" fo:font-weight="bold"/>
    </style:style>
    <style:style style:name="T8" style:family="text">
      <style:text-properties fo:color="#6666ff" style:font-name="Georgia" style:text-underline-style="none" fo:font-weight="bold"/>
    </style:style>
    <style:style style:name="T9" style:family="text">
      <style:text-properties style:font-name="Georgia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Georgia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3.2cm" svg:x="3.9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2cm" svg:height="2.7cm" svg:x="8.065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32cm" svg:height="1.538cm" draw:transform="rotate (1.5707963267949) translate (9.562cm 6.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2cm" svg:height="2.3cm" svg:x="13.01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5cm" svg:y1="2.9cm" svg:x2="8.9cm" svg:y2="2.9cm">
          <text:p/>
        </draw:line>
        <draw:line draw:style-name="gr5" draw:text-style-name="P2" xml:id="id8" draw:id="id8" draw:layer="layout" svg:x1="7.152cm" svg:y1="5.6cm" svg:x2="8.6cm" svg:y2="5.6cm">
          <text:p/>
        </draw:line>
        <draw:path draw:style-name="gr5" draw:text-style-name="P3" draw:layer="layout" svg:width="1.404cm" svg:height="1.399cm" svg:x="3.895cm" svg:y="6.1cm" svg:viewBox="0 0 1405 1400" svg:d="M0 0c1124 0 1405 934 1405 934v466">
          <text:p/>
        </draw:path>
        <draw:line draw:style-name="gr5" draw:text-style-name="P2" draw:layer="layout" svg:x1="8.834cm" svg:y1="2.9cm" svg:x2="13.192cm" svg:y2="2.9cm">
          <text:p/>
        </draw:line>
        <draw:line draw:style-name="gr5" draw:text-style-name="P2" draw:layer="layout" svg:x1="10.4cm" svg:y1="5.213cm" svg:x2="13.198cm" svg:y2="5.2cm">
          <text:p/>
        </draw:line>
        <draw:frame draw:style-name="gr6" draw:text-style-name="P6" draw:layer="layout" svg:width="3.101cm" svg:height="1.301cm" svg:x="3.999cm" svg:y="1cm">
          <draw:text-box>
            <text:p text:style-name="P4"><text:span text:style-name="T1">Tx Rate</text:span></text:p>
            <text:p text:style-name="P5"><text:span text:style-name="T1">14.88 Mpps</text:span></text:p>
          </draw:text-box>
        </draw:frame>
        <draw:frame draw:style-name="gr7" draw:text-style-name="P7" draw:layer="layout" svg:width="4.7cm" svg:height="2.731cm" svg:x="4.1cm" svg:y="7.701cm">
          <draw:text-box>
            <text:p text:style-name="P4"><text:span text:style-name="T1">NIC drop rate </text:span><text:span text:style-name="T1"><text:line-break/></text:span><text:span text:style-name="T1">7.36 Mpps</text:span></text:p>
            <text:p text:style-name="P4"><text:span text:style-name="T1"/></text:p>
            <text:p text:style-name="P4"><text:span text:style-name="T1">Per-flow drop%</text:span></text:p>
            <text:p text:style-name="P4"><text:span text:style-name="T2">H</text:span><text:span text:style-name="T1"> = </text:span><text:span text:style-name="T3">L</text:span><text:span text:style-name="T1"> = 55%</text:span></text:p>
          </draw:text-box>
        </draw:frame>
        <draw:frame draw:style-name="gr8" draw:text-style-name="P7" draw:layer="layout" svg:width="4.3cm" svg:height="3.227cm" svg:x="9cm" svg:y="6.4cm">
          <draw:text-box>
            <text:p text:style-name="P4"><text:span text:style-name="T1">FD drop rate</text:span></text:p>
            <text:p text:style-name="P4"><text:span text:style-name="T1">0.85 Mpps</text:span></text:p>
            <text:p text:style-name="P4"><text:span text:style-name="T1">0.17 Gcycles/s</text:span></text:p>
            <text:p text:style-name="P4"><text:span text:style-name="T1"/></text:p>
            <text:p text:style-name="P4"><text:span text:style-name="T1">Per-flow drop% H=</text:span><text:span text:style-name="T2">98%</text:span><text:span text:style-name="T1">, L=</text:span><text:span text:style-name="T3">2%</text:span></text:p>
          </draw:text-box>
        </draw:frame>
        <draw:frame draw:style-name="gr9" draw:text-style-name="P7" draw:layer="layout" svg:width="4cm" svg:height="1.739cm" svg:x="13.3cm" svg:y="0.9cm">
          <draw:text-box>
            <text:p text:style-name="P4"><text:span text:style-name="T1">VPP output</text:span></text:p>
            <text:p text:style-name="P4"><text:span text:style-name="T1">6.66 Mpps</text:span></text:p>
            <text:p text:style-name="P4"><text:span text:style-name="T1">2.43 Gcycles/s</text:span></text:p>
          </draw:text-box>
        </draw:frame>
        <draw:frame draw:style-name="gr10" draw:text-style-name="P7" draw:layer="layout" svg:width="3.7cm" svg:height="2.235cm" svg:x="9.7cm" svg:y="0.965cm">
          <draw:text-box>
            <text:p text:style-name="P4"><text:span text:style-name="T1">VPP input</text:span></text:p>
            <text:p text:style-name="P4"><text:span text:style-name="T1">7.51 Mpps</text:span></text:p>
          </draw:text-box>
        </draw:frame>
        <draw:line draw:style-name="gr11" draw:text-style-name="P8" draw:layer="layout" svg:x1="4.1cm" svg:y1="1.1cm" svg:x2="4.1cm" svg:y2="9.1cm">
          <text:p/>
        </draw:line>
        <draw:line draw:style-name="gr11" draw:text-style-name="P8" draw:layer="layout" svg:x1="8.251cm" svg:y1="1.1cm" svg:x2="8.251cm" svg:y2="9.1cm">
          <text:p/>
        </draw:line>
        <draw:line draw:style-name="gr11" draw:text-style-name="P8" draw:layer="layout" svg:x1="13.207cm" svg:y1="1.1cm" svg:x2="13.207cm" svg:y2="9.1cm">
          <text:p/>
        </draw:line>
        <draw:frame draw:style-name="gr12" draw:text-style-name="P9" draw:layer="layout" svg:width="2.6cm" svg:height="0.747cm" svg:x="8.112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2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1cm" svg:y="2.266cm">
          <draw:text-box>
            <text:p><text:span text:style-name="T4">Tx</text:span></text:p>
          </draw:text-box>
        </draw:frame>
        <draw:path draw:style-name="gr5" draw:text-style-name="P8" draw:layer="layout" svg:width="0.699cm" svg:height="1.086cm" svg:x="10.4cm" svg:y="5.213cm" svg:viewBox="0 0 700 1087" svg:d="M0 0c700 0 700 932 700 932v155">
          <text:p/>
        </draw:path>
        <draw:custom-shape draw:style-name="gr13" draw:text-style-name="P10" draw:layer="layout" svg:width="2.5cm" svg:height="1.2cm" svg:x="4.1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" draw:text-style-name="P11" xml:id="id1" draw:id="id1" draw:layer="layout" svg:x1="4.9cm" svg:y1="4.005cm" svg:x2="4.9cm" svg:y2="4.405cm">
          <text:p/>
        </draw:line>
        <draw:custom-shape draw:style-name="gr15" draw:text-style-name="P12" draw:layer="layout" svg:width="2.5cm" svg:height="1.2cm" svg:x="4.101cm" svg:y="3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6" draw:text-style-name="P13" draw:layer="layout" svg:x1="5.2cm" svg:y1="5.2cm" svg:x2="5.2cm" svg:y2="5.6cm">
          <text:p/>
        </draw:line>
        <draw:connector draw:style-name="gr14" draw:text-style-name="P11" draw:layer="layout" draw:type="curve" svg:x1="4.9cm" svg:y1="4.405cm" svg:x2="7.32cm" svg:y2="7.004cm" draw:start-shape="id1" draw:start-glue-point="2" draw:end-shape="id2" draw:end-glue-point="0" svg:d="M4900 4405c0 1950 2420 651 2420 2599" svg:viewBox="0 0 2421 2600">
          <text:p/>
        </draw:connector>
        <draw:g>
          <draw:custom-shape draw:style-name="gr17" draw:text-style-name="P1" xml:id="id3" draw:id="id3" draw:layer="layout" svg:width="0.205cm" svg:height="2.697cm" draw:transform="rotate (1.5707963267949) translate (5.303cm 7.6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8" draw:text-style-name="P11" xml:id="id2" draw:id="id2" draw:layer="layout" svg:x1="7.32cm" svg:y1="7.004cm" svg:x2="7.32cm" svg:y2="7.408cm">
            <text:p/>
          </draw:line>
          <draw:connector draw:style-name="gr19" draw:text-style-name="P13" draw:layer="layout" draw:type="curve" svg:x1="5.2cm" svg:y1="5.591cm" svg:x2="6.651cm" svg:y2="7.404cm" draw:end-shape="id3" draw:end-glue-point="1" svg:d="M5200 5591c0 984 1451 78 1451 1813" svg:viewBox="0 0 1452 1814">
            <text:p/>
          </draw:connector>
        </draw:g>
        <draw:path draw:style-name="gr5" draw:text-style-name="P8" draw:layer="layout" svg:width="1.228cm" svg:height="1.618cm" draw:transform="skewX (0.0661479786505851) rotate (-0.187797427514591) translate (7.2cm 5.6cm)" svg:viewBox="0 0 1229 1619" svg:d="M0 0c916 0 1229 1619 1229 1619">
          <text:p/>
        </draw:path>
        <draw:frame draw:style-name="gr20" draw:text-style-name="P14" draw:layer="layout" svg:width="2cm" svg:height="1.741cm" svg:x="2.3cm" svg:y="3.2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cm">
          <draw:text-box>
            <text:p><text:span text:style-name="T7">18</text:span><text:span text:style-name="T8">L</text:span></text:p>
          </draw:text-box>
        </draw:frame>
        <draw:custom-shape draw:style-name="gr21" draw:text-style-name="P10" draw:layer="layout" svg:width="1.798cm" svg:height="0.649cm" svg:x="8.301cm" svg:y="3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2" draw:layer="layout" svg:width="1.798cm" svg:height="0.649cm" svg:x="8.302cm" svg:y="3.1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1" xml:id="id6" draw:id="id6" draw:layer="layout" svg:x1="8.8cm" svg:y1="3.585cm" svg:x2="8.8cm" svg:y2="3.78cm">
          <text:p/>
        </draw:line>
        <draw:line draw:style-name="gr24" draw:text-style-name="P11" xml:id="id4" draw:id="id4" draw:layer="layout" svg:x1="8.8cm" svg:y1="4.241cm" svg:x2="8.8cm" svg:y2="4.436cm">
          <text:p/>
        </draw:line>
        <draw:line draw:style-name="gr25" draw:text-style-name="P11" xml:id="id5" draw:id="id5" draw:layer="layout" svg:x1="10cm" svg:y1="6.076cm" svg:x2="10cm" svg:y2="6.271cm">
          <text:p/>
        </draw:line>
        <draw:line draw:style-name="gr26" draw:text-style-name="P11" xml:id="id7" draw:id="id7" draw:layer="layout" svg:x1="10.4cm" svg:y1="6.081cm" svg:x2="10.4cm" svg:y2="6.276cm">
          <text:p/>
        </draw:line>
        <draw:connector draw:style-name="gr27" draw:text-style-name="P8" draw:layer="layout" draw:type="curve" svg:x1="8.8cm" svg:y1="4.436cm" svg:x2="10cm" svg:y2="6.076cm" draw:start-shape="id4" draw:start-glue-point="2" draw:end-shape="id5" draw:end-glue-point="0" svg:d="M8800 4436c0 1179 1200 359 1200 1640" svg:viewBox="0 0 1201 1641">
          <text:p/>
        </draw:connector>
        <draw:connector draw:style-name="gr28" draw:text-style-name="P8" draw:layer="layout" draw:type="curve" svg:x1="8.8cm" svg:y1="3.78cm" svg:x2="10.4cm" svg:y2="6.081cm" draw:start-shape="id6" draw:start-glue-point="2" draw:end-shape="id7" draw:end-glue-point="0" svg:d="M8800 3780c0 1612 1600 462 1600 2301" svg:viewBox="0 0 1601 2302">
          <text:p/>
        </draw:connector>
        <draw:custom-shape draw:style-name="gr29" draw:text-style-name="P10" draw:layer="layout" svg:width="1.198cm" svg:height="0.549cm" svg:x="13.202cm" svg:y="3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198cm" svg:x="13.203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8" draw:layer="layout" draw:type="curve" svg:x1="8.6cm" svg:y1="5.6cm" svg:x2="9.564cm" svg:y2="6.176cm" draw:start-shape="id8" draw:end-shape="id9" draw:end-glue-point="0" svg:d="M8600 5600c643 0 964 192 964 576" svg:viewBox="0 0 965 577">
          <text:p/>
        </draw:connector>
        <draw:line draw:style-name="gr5" draw:text-style-name="P8" xml:id="id9" draw:id="id9" draw:layer="layout" svg:x1="9.564cm" svg:y1="6.376cm" svg:x2="9.564cm" svg:y2="6.176cm">
          <text:p/>
        </draw:line>
        <draw:frame draw:style-name="gr31" draw:text-style-name="P16" draw:layer="layout" svg:width="4.6cm" svg:height="2.038cm" svg:x="13.1cm" svg:y="5.1cm">
          <draw:text-box>
            <text:p text:style-name="P4"><text:span text:style-name="T9">Per-flow CPU%</text:span> <text:span text:style-name="T1">H=</text:span><text:span text:style-name="T2">5%, </text:span><text:span text:style-name="T1"><text:s/>L=</text:span><text:span text:style-name="T3">5%</text:span></text:p>
          </draw:text-box>
        </draw:frame>
        <draw:frame draw:style-name="gr32" draw:text-style-name="P17" draw:layer="layout" svg:width="2.6cm" svg:height="0.836cm" svg:x="8.114cm" svg:y="0.904cm">
          <draw:text-box>
            <text:p><text:span text:style-name="T10">SUT</text:span></text:p>
          </draw:text-box>
        </draw:frame>
        <draw:frame draw:style-name="gr32" draw:text-style-name="P18" draw:layer="layout" svg:width="2.601cm" svg:height="0.836cm" svg:x="1.601cm" svg:y="0.886cm">
          <draw:text-box>
            <text:p text:style-name="P5"><text:span text:style-name="T10">TGS</text:span></text:p>
          </draw:text-box>
        </draw:frame>
      </draw:page>
      <draw:page draw:name="page2" draw:style-name="dp1" draw:master-page-name="Default">
        <draw:custom-shape draw:style-name="gr33" draw:text-style-name="P1" draw:layer="layout" svg:width="0.295cm" svg:height="4.435cm" svg:x="4.061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" draw:layer="layout" svg:width="0.212cm" svg:height="4.621cm" draw:transform="rotate (1.5707963267949) translate (4.883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" draw:layer="layout" svg:width="0.295cm" svg:height="1.052cm" svg:x="9.113cm" svg:y="14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133cm" svg:y1="14cm" svg:x2="9.25cm" svg:y2="14cm">
          <text:p/>
        </draw:line>
        <draw:line draw:style-name="gr5" draw:text-style-name="P2" draw:layer="layout" svg:x1="4.06cm" svg:y1="15.051cm" svg:x2="9.284cm" svg:y2="15.051cm">
          <text:p/>
        </draw:line>
        <draw:line draw:style-name="gr5" draw:text-style-name="P2" draw:layer="layout" svg:x1="9.182cm" svg:y1="14cm" svg:x2="13.637cm" svg:y2="14cm">
          <text:p/>
        </draw:line>
        <draw:line draw:style-name="gr5" draw:text-style-name="P2" draw:layer="layout" svg:x1="9.111cm" svg:y1="15.053cm" svg:x2="13.64cm" svg:y2="15.053cm">
          <text:p/>
        </draw:line>
        <draw:frame draw:style-name="gr36" draw:text-style-name="P6" draw:layer="layout" svg:width="3.484cm" svg:height="2.658cm" svg:x="0.6cm" svg:y="16.488cm">
          <draw:text-box>
            <text:p text:style-name="P5"><text:span text:style-name="T1">Tx rate</text:span></text:p>
            <text:p text:style-name="P5"><text:span text:style-name="T1">14.88 Mpps</text:span></text:p>
          </draw:text-box>
        </draw:frame>
        <draw:frame draw:style-name="gr37" draw:text-style-name="P20" draw:layer="layout" svg:width="5.724cm" svg:height="1.917cm" svg:x="4.347cm" svg:y="19.483cm">
          <draw:text-box>
            <text:p text:style-name="P19"><text:span text:style-name="T1">Interface drops</text:span></text:p>
            <text:p text:style-name="P19"><text:span text:style-name="T1">11.02 Mpps</text:span></text:p>
          </draw:text-box>
        </draw:frame>
        <draw:frame draw:style-name="gr38" draw:text-style-name="P7" draw:layer="layout" svg:width="4.2cm" svg:height="1.976cm" svg:x="13.5cm" svg:y="15.124cm">
          <draw:text-box>
            <text:p text:style-name="P4"><text:span text:style-name="T1">VPP output</text:span></text:p>
            <text:p text:style-name="P4"><text:span text:style-name="T1">3.86 Mpps</text:span></text:p>
            <text:p text:style-name="P4"><text:span text:style-name="T1">2.6 G cycles/s</text:span></text:p>
          </draw:text-box>
        </draw:frame>
        <draw:frame draw:style-name="gr39" draw:text-style-name="P7" draw:layer="layout" svg:width="3cm" svg:height="1.422cm" svg:x="9.7cm" svg:y="1cm">
          <draw:text-box>
            <text:p text:style-name="P4"><text:span text:style-name="T1">VPP input</text:span></text:p>
            <text:p text:style-name="P4"><text:span text:style-name="T1">3.52 Mpps</text:span></text:p>
          </draw:text-box>
        </draw:frame>
        <draw:custom-shape draw:style-name="gr35" draw:text-style-name="P1" draw:layer="layout" svg:width="0.296cm" svg:height="1.052cm" svg:x="13.301cm" svg:y="14cm">
          <text:p/>
          <draw:enhanced-geometry svg:viewBox="0 0 21600 21600" draw:type="rectangle" draw:enhanced-path="M 0 0 L 21600 0 21600 21600 0 21600 0 0 Z N"/>
        </draw:custom-shape>
        <draw:path draw:style-name="gr5" draw:text-style-name="P2" draw:layer="layout" svg:width="0.883cm" svg:height="0.595cm" draw:transform="skewX (0.311890337331387) rotate (0.0755727566113545) translate (4.12513848444461cm 18.4537459291086cm)" svg:viewBox="0 0 884 596" svg:d="M0 0c882-1 884 596 884 596">
          <text:p/>
        </draw:path>
        <draw:path draw:style-name="gr5" draw:text-style-name="P2" draw:layer="layout" svg:width="5.415cm" svg:height="3.729cm" svg:x="4.084cm" svg:y="15.036cm" svg:viewBox="0 0 5416 3730" svg:d="M0 0c5272 0 5416 3730 5416 3730">
          <text:p/>
        </draw:path>
        <draw:line draw:style-name="gr11" draw:text-style-name="P8" draw:layer="layout" svg:x1="4.357cm" svg:y1="12.7cm" svg:x2="4.357cm" svg:y2="20.5cm">
          <text:p/>
        </draw:line>
        <draw:line draw:style-name="gr11" draw:text-style-name="P8" draw:layer="layout" svg:x1="9.395cm" svg:y1="12.7cm" svg:x2="9.395cm" svg:y2="20.5cm">
          <text:p/>
        </draw:line>
        <draw:line draw:style-name="gr11" draw:text-style-name="P8" draw:layer="layout" svg:x1="13.595cm" svg:y1="12.7cm" svg:x2="13.595cm" svg:y2="20.5cm">
          <text:p/>
        </draw:line>
        <draw:frame draw:style-name="gr32" draw:text-style-name="P17" draw:layer="layout" svg:width="2.6cm" svg:height="0.836cm" svg:x="10.7cm" svg:y="12.738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4cm" svg:y="13.3cm">
          <draw:text-box>
            <text:p><text:span text:style-name="T4">Rx- port</text:span></text:p>
          </draw:text-box>
        </draw:frame>
        <draw:frame draw:style-name="gr12" draw:text-style-name="P9" draw:layer="layout" svg:width="2.6cm" svg:height="0.747cm" svg:x="12.7cm" svg:y="13.3cm">
          <draw:text-box>
            <text:p><text:span text:style-name="T4">Tx- port</text:span></text:p>
          </draw:text-box>
        </draw:frame>
        <draw:frame draw:style-name="gr12" draw:text-style-name="P9" draw:layer="layout" svg:width="2.6cm" svg:height="0.747cm" svg:x="3.4cm" svg:y="13.3cm">
          <draw:text-box>
            <text:p><text:span text:style-name="T4">Tx- port</text:span></text:p>
          </draw:text-box>
        </draw:frame>
        <draw:frame draw:style-name="gr32" draw:text-style-name="P17" draw:layer="layout" svg:width="2.6cm" svg:height="0.836cm" svg:x="1.7cm" svg:y="12.738cm">
          <draw:text-box>
            <text:p><text:span text:style-name="T10">TGS</text:span></text:p>
          </draw:text-box>
        </draw:frame>
        <draw:custom-shape draw:style-name="gr1" draw:text-style-name="P1" draw:layer="layout" svg:width="0.2cm" svg:height="3.2cm" svg:x="3.901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" draw:layer="layout" svg:width="0.2cm" svg:height="1.9cm" svg:x="8.066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" draw:layer="layout" svg:width="0.2cm" svg:height="1.885cm" svg:x="13.012cm" svg:y="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2" draw:layer="layout" svg:x1="3.896cm" svg:y1="2.9cm" svg:x2="8.901cm" svg:y2="2.9cm">
          <text:p/>
        </draw:line>
        <draw:line draw:style-name="gr5" draw:text-style-name="P2" draw:layer="layout" svg:x1="7.153cm" svg:y1="4.8cm" svg:x2="8.2cm" svg:y2="4.8cm">
          <text:p/>
        </draw:line>
        <draw:path draw:style-name="gr5" draw:text-style-name="P3" draw:layer="layout" svg:width="1.103cm" svg:height="1.399cm" svg:x="3.896cm" svg:y="6.1cm" svg:viewBox="0 0 1104 1400" svg:d="M0 0c884 0 1104 934 1104 934v466">
          <text:p/>
        </draw:path>
        <draw:line draw:style-name="gr5" draw:text-style-name="P2" draw:layer="layout" svg:x1="8.835cm" svg:y1="2.9cm" svg:x2="13.193cm" svg:y2="2.9cm">
          <text:p/>
        </draw:line>
        <draw:line draw:style-name="gr5" draw:text-style-name="P2" draw:layer="layout" svg:x1="8.239cm" svg:y1="4.775cm" svg:x2="13.338cm" svg:y2="4.76cm">
          <text:p/>
        </draw:line>
        <draw:frame draw:style-name="gr7" draw:text-style-name="P7" draw:layer="layout" svg:width="4.899cm" svg:height="2.731cm" svg:x="4.101cm" svg:y="7.701cm">
          <draw:text-box>
            <text:p text:style-name="P4"><text:span text:style-name="T1">NIC drop rate</text:span></text:p>
            <text:p text:style-name="P4"><text:span text:style-name="T1">11.02 Mpps</text:span></text:p>
            <text:p text:style-name="P4"><text:span text:style-name="T1"/></text:p>
            <text:p text:style-name="P4"><text:span text:style-name="T1">Per-flow drop%</text:span></text:p>
            <text:p text:style-name="P4"><text:span text:style-name="T2">H </text:span><text:span text:style-name="T1">= </text:span><text:span text:style-name="T3">L</text:span><text:span text:style-name="T1"> = 74%</text:span></text:p>
          </draw:text-box>
        </draw:frame>
        <draw:frame draw:style-name="gr9" draw:text-style-name="P7" draw:layer="layout" svg:width="4cm" svg:height="1.739cm" svg:x="13.401cm" svg:y="0.9cm">
          <draw:text-box>
            <text:p text:style-name="P4"><text:span text:style-name="T1">VPP output</text:span></text:p>
            <text:p text:style-name="P4"><text:span text:style-name="T1">3.86 Mpps</text:span></text:p>
            <text:p text:style-name="P4"><text:span text:style-name="T1">2.6 Gcycles/s</text:span></text:p>
          </draw:text-box>
        </draw:frame>
        <draw:line draw:style-name="gr11" draw:text-style-name="P8" draw:layer="layout" svg:x1="4.101cm" svg:y1="1.1cm" svg:x2="4.101cm" svg:y2="9.1cm">
          <text:p/>
        </draw:line>
        <draw:line draw:style-name="gr11" draw:text-style-name="P8" draw:layer="layout" svg:x1="8.252cm" svg:y1="1.1cm" svg:x2="8.252cm" svg:y2="9.1cm">
          <text:p/>
        </draw:line>
        <draw:line draw:style-name="gr11" draw:text-style-name="P8" draw:layer="layout" svg:x1="13.208cm" svg:y1="1.1cm" svg:x2="13.208cm" svg:y2="9.1cm">
          <text:p/>
        </draw:line>
        <draw:frame draw:style-name="gr32" draw:text-style-name="P17" draw:layer="layout" svg:width="2.6cm" svg:height="0.836cm" svg:x="8.113cm" svg:y="0.904cm">
          <draw:text-box>
            <text:p><text:span text:style-name="T10">SUT</text:span></text:p>
          </draw:text-box>
        </draw:frame>
        <draw:frame draw:style-name="gr12" draw:text-style-name="P9" draw:layer="layout" svg:width="2.6cm" svg:height="0.747cm" svg:x="8.113cm" svg:y="2.266cm">
          <draw:text-box>
            <text:p><text:span text:style-name="T4">Rx</text:span></text:p>
          </draw:text-box>
        </draw:frame>
        <draw:frame draw:style-name="gr12" draw:text-style-name="P9" draw:layer="layout" svg:width="2.6cm" svg:height="0.747cm" svg:x="12.313cm" svg:y="2.266cm">
          <draw:text-box>
            <text:p><text:span text:style-name="T4">Tx</text:span></text:p>
          </draw:text-box>
        </draw:frame>
        <draw:frame draw:style-name="gr12" draw:text-style-name="P9" draw:layer="layout" svg:width="2.601cm" svg:height="0.747cm" svg:x="3.212cm" svg:y="2.266cm">
          <draw:text-box>
            <text:p><text:span text:style-name="T4">Tx</text:span></text:p>
          </draw:text-box>
        </draw:frame>
        <draw:frame draw:style-name="gr32" draw:text-style-name="P18" draw:layer="layout" svg:width="2.601cm" svg:height="0.836cm" svg:x="1.6cm" svg:y="0.886cm">
          <draw:text-box>
            <text:p text:style-name="P5"><text:span text:style-name="T10">TGS</text:span></text:p>
          </draw:text-box>
        </draw:frame>
        <draw:custom-shape draw:style-name="gr13" draw:text-style-name="P10" draw:layer="layout" svg:width="2.5cm" svg:height="1.2cm" svg:x="4.101cm" svg:y="4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2" draw:text-style-name="P11" xml:id="id10" draw:id="id10" draw:layer="layout" svg:x1="4.901cm" svg:y1="3.805cm" svg:x2="4.901cm" svg:y2="4.205cm">
          <text:p/>
        </draw:line>
        <draw:custom-shape draw:style-name="gr15" draw:text-style-name="P12" draw:layer="layout" svg:width="2.5cm" svg:height="1.2cm" svg:x="4.102cm" svg:y="2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3" draw:text-style-name="P13" xml:id="id12" draw:id="id12" draw:layer="layout" svg:x1="4.801cm" svg:y1="5cm" svg:x2="4.801cm" svg:y2="5.4cm">
          <text:p/>
        </draw:line>
        <draw:connector draw:style-name="gr42" draw:text-style-name="P11" draw:layer="layout" draw:type="curve" draw:line-skew="-0.105cm" svg:x1="4.901cm" svg:y1="4.205cm" svg:x2="7.32cm" svg:y2="7.004cm" draw:start-shape="id10" draw:start-glue-point="2" draw:end-shape="id11" draw:end-glue-point="0" svg:d="M4901 4205c0 1941 2419 542 2419 2799" svg:viewBox="0 0 2420 2800">
          <text:p/>
        </draw:connector>
        <draw:custom-shape draw:style-name="gr44" draw:text-style-name="P1" xml:id="id13" draw:id="id13" draw:layer="layout" svg:width="0.21cm" svg:height="3.001cm" draw:transform="rotate (1.5707963267949) translate (5cm 7.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1" xml:id="id11" draw:id="id11" draw:layer="layout" svg:x1="7.32cm" svg:y1="7.004cm" svg:x2="7.32cm" svg:y2="7.408cm">
          <text:p/>
        </draw:line>
        <draw:connector draw:style-name="gr46" draw:text-style-name="P13" draw:layer="layout" draw:type="curve" svg:x1="4.801cm" svg:y1="5.4cm" svg:x2="6.5cm" svg:y2="7.4cm" draw:start-shape="id12" draw:start-glue-point="2" draw:end-shape="id13" draw:end-glue-point="1" svg:d="M4801 5400c0 1632 1699 632 1699 2000" svg:viewBox="0 0 1700 2001">
          <text:p/>
        </draw:connector>
        <draw:path draw:style-name="gr5" draw:text-style-name="P8" draw:layer="layout" svg:width="1.25cm" svg:height="2.295cm" draw:transform="skewX (-0.0904080552533063) rotate (-0.267733507255931) translate (7.201cm 4.8cm)" svg:viewBox="0 0 1251 2296" svg:d="M0 0c933 1 1251 2296 1251 2296">
          <text:p/>
        </draw:path>
        <draw:custom-shape draw:style-name="gr47" draw:text-style-name="P10" draw:layer="layout" svg:width="1.198cm" svg:height="0.3cm" svg:x="13.203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13.204cm" svg:y="3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1" draw:layer="layout" svg:width="4.799cm" svg:height="2.235cm" svg:x="13.101cm" svg:y="4.8cm">
          <draw:text-box>
            <text:p text:style-name="P4"><text:span text:style-name="T9">Per-flow CPU%</text:span><text:span text:style-name="T1"> H=</text:span><text:span text:style-name="T2">25% </text:span><text:span text:style-name="T1">L=</text:span><text:span text:style-name="T3">2.8%</text:span></text:p>
          </draw:text-box>
        </draw:frame>
        <draw:custom-shape draw:style-name="gr47" draw:text-style-name="P10" draw:layer="layout" svg:width="1.198cm" svg:height="0.3cm" svg:x="8.304cm" svg:y="3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2" draw:layer="layout" svg:width="1.197cm" svg:height="0.298cm" svg:x="8.305cm" svg:y="3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4" draw:layer="layout" svg:width="2cm" svg:height="1.741cm" svg:x="2.3cm" svg:y="3.201cm">
          <draw:text-box>
            <text:p><text:span text:style-name="T5">2</text:span><text:span text:style-name="T6">H</text:span></text:p>
          </draw:text-box>
        </draw:frame>
        <draw:frame draw:style-name="gr20" draw:text-style-name="P15" draw:layer="layout" svg:width="2.4cm" svg:height="1.741cm" svg:x="2cm" svg:y="4.401cm">
          <draw:text-box>
            <text:p><text:span text:style-name="T7">18</text:span><text:span text:style-name="T8">L</text:span></text:p>
          </draw:text-box>
        </draw:frame>
        <draw:frame draw:style-name="gr6" draw:text-style-name="P7" draw:layer="layout" svg:width="3.101cm" svg:height="1.301cm" svg:x="4.2cm" svg:y="1.001cm">
          <draw:text-box>
            <text:p text:style-name="P4"><text:span text:style-name="T1">Tx Rate</text:span></text:p>
            <text:p text:style-name="P4"><text:span text:style-name="T1">14.88 Mp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Linguaglossa</meta:initial-creator>
    <meta:creation-date>2017-12-12T15:49:38.182145411</meta:creation-date>
    <dc:date>2018-03-20T15:44:57.734232289</dc:date>
    <meta:editing-duration>PT4H58M24S</meta:editing-duration>
    <meta:editing-cycles>29</meta:editing-cycles>
    <meta:generator>LibreOffice/5.1.6.2$Linux_X86_64 LibreOffice_project/10m0$Build-2</meta:generator>
    <meta:document-statistic meta:object-count="105"/>
  </office:meta>
</office:document-meta>
</file>